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69.97mm" style:rel-column-width="26988*"/>
    </style:style>
    <style:style style:name="Table101.B" style:family="table-column">
      <style:table-column-properties style:column-width="99.94mm" style:rel-column-width="38547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30" style:family="table">
      <style:table-properties style:width="169.92mm" table:align="left"/>
    </style:style>
    <style:style style:name="Table30.A" style:family="table-column">
      <style:table-column-properties style:column-width="21.75mm"/>
    </style:style>
    <style:style style:name="Table30.B" style:family="table-column">
      <style:table-column-properties style:column-width="32.35mm"/>
    </style:style>
    <style:style style:name="Table30.C" style:family="table-column">
      <style:table-column-properties style:column-width="45.67mm"/>
    </style:style>
    <style:style style:name="Table30.D" style:family="table-column">
      <style:table-column-properties style:column-width="35.07mm"/>
    </style:style>
    <style:style style:name="Table30.E" style:family="table-column">
      <style:table-column-properties style:column-width="35.08mm"/>
    </style:style>
    <style:style style:name="Table30.A1" style:family="table-cell">
      <style:table-cell-properties fo:padding="0.97mm" fo:border="none"/>
    </style:style>
    <style:style style:name="Table30.B4" style:family="table-cell">
      <style:table-cell-properties fo:padding="0.97mm" fo:border-left="none" fo:border-right="none" fo:border-top="none" fo:border-bottom="1pt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2.35mm"/>
    </style:style>
    <style:style style:name="Table1.C" style:family="table-column">
      <style:table-column-properties style:column-width="45.67mm"/>
    </style:style>
    <style:style style:name="Table1.D" style:family="table-column">
      <style:table-column-properties style:column-width="35.07mm"/>
    </style:style>
    <style:style style:name="Table1.E" style:family="table-column">
      <style:table-column-properties style:column-width="35.08mm"/>
    </style:style>
    <style:style style:name="Table1.A1" style:family="table-cell">
      <style:table-cell-properties fo:padding="0.97mm" fo:border="none"/>
    </style:style>
    <style:style style:name="Table1.B4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paragraph-rsid="00856596"/>
    </style:style>
    <style:style style:name="P5" style:family="paragraph" style:parent-style-name="Standard">
      <style:text-properties fo:language="en" fo:country="US" officeooo:paragraph-rsid="00856596"/>
    </style:style>
    <style:style style:name="P6" style:family="paragraph" style:parent-style-name="Standard">
      <style:text-properties fo:language="en" fo:country="US" officeooo:rsid="008c1908" officeooo:paragraph-rsid="008c1908"/>
    </style:style>
    <style:style style:name="P7" style:family="paragraph" style:parent-style-name="Standard">
      <style:text-properties fo:language="en" fo:country="US" officeooo:rsid="00917fa6" officeooo:paragraph-rsid="00917fa6"/>
    </style:style>
    <style:style style:name="P8" style:family="paragraph" style:parent-style-name="Standard">
      <style:text-properties fo:language="en" fo:country="US" officeooo:rsid="00946970" officeooo:paragraph-rsid="00946970"/>
    </style:style>
    <style:style style:name="P9" style:family="paragraph" style:parent-style-name="Standard">
      <style:text-properties fo:language="en" fo:country="US" officeooo:rsid="009f5ba7" officeooo:paragraph-rsid="009f5ba7"/>
    </style:style>
    <style:style style:name="P10" style:family="paragraph" style:parent-style-name="Standard">
      <style:text-properties fo:language="en" fo:country="US" officeooo:rsid="00a106a9" officeooo:paragraph-rsid="00a106a9"/>
    </style:style>
    <style:style style:name="P11" style:family="paragraph" style:parent-style-name="Standard">
      <style:text-properties fo:language="en" fo:country="US" officeooo:rsid="00a11577" officeooo:paragraph-rsid="00a11577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officeooo:rsid="007d54ab" officeooo:paragraph-rsid="007d54ab"/>
    </style:style>
    <style:style style:name="P14" style:family="paragraph" style:parent-style-name="Standard">
      <style:text-properties officeooo:paragraph-rsid="00856596"/>
    </style:style>
    <style:style style:name="P15" style:family="paragraph" style:parent-style-name="Standard">
      <style:text-properties officeooo:rsid="008d1119" officeooo:paragraph-rsid="008d1119"/>
    </style:style>
    <style:style style:name="P16" style:family="paragraph" style:parent-style-name="Standard">
      <style:text-properties officeooo:rsid="00a5eaa1" officeooo:paragraph-rsid="00a5eaa1"/>
    </style:style>
    <style:style style:name="P17" style:family="paragraph" style:parent-style-name="Standard">
      <style:text-properties officeooo:rsid="00a961b8" officeooo:paragraph-rsid="00a961b8"/>
    </style:style>
    <style:style style:name="P18" style:family="paragraph" style:parent-style-name="Standard">
      <style:text-properties officeooo:rsid="00acb663" officeooo:paragraph-rsid="00acb663"/>
    </style:style>
    <style:style style:name="P19" style:family="paragraph" style:parent-style-name="Standard">
      <style:text-properties officeooo:rsid="00ae6c3f" officeooo:paragraph-rsid="00ae6c3f"/>
    </style:style>
    <style:style style:name="P20" style:family="paragraph" style:parent-style-name="Standard">
      <style:text-properties officeooo:paragraph-rsid="00b015f6"/>
    </style:style>
    <style:style style:name="P21" style:family="paragraph" style:parent-style-name="Standard">
      <style:text-properties officeooo:rsid="00b015f6" officeooo:paragraph-rsid="00b015f6"/>
    </style:style>
    <style:style style:name="P22" style:family="paragraph" style:parent-style-name="Default_5f_ntt">
      <style:text-properties fo:language="en" fo:country="US"/>
    </style:style>
    <style:style style:name="P23" style:family="paragraph" style:parent-style-name="Default_5f_ntt">
      <style:text-properties fo:language="en" fo:country="US" officeooo:paragraph-rsid="00856596"/>
    </style:style>
    <style:style style:name="P24" style:family="paragraph" style:parent-style-name="cmd_5f_root">
      <style:text-properties officeooo:rsid="00757554" officeooo:paragraph-rsid="00757554"/>
    </style:style>
    <style:style style:name="P25" style:family="paragraph" style:parent-style-name="cmd_5f_root">
      <style:text-properties officeooo:rsid="00757554" officeooo:paragraph-rsid="00778f59"/>
    </style:style>
    <style:style style:name="P26" style:family="paragraph" style:parent-style-name="cmd_5f_root">
      <style:text-properties officeooo:rsid="00757554" officeooo:paragraph-rsid="00856596"/>
    </style:style>
    <style:style style:name="P27" style:family="paragraph" style:parent-style-name="cmd_5f_code">
      <style:text-properties officeooo:paragraph-rsid="00856596"/>
    </style:style>
    <style:style style:name="P28" style:family="paragraph" style:parent-style-name="cmd_5f_code">
      <style:text-properties style:font-name="Courier New" fo:font-size="10.5pt" officeooo:rsid="003ac1d0" officeooo:paragraph-rsid="00a0ae36"/>
    </style:style>
    <style:style style:name="P29" style:family="paragraph" style:parent-style-name="note">
      <style:text-properties officeooo:paragraph-rsid="0092c72f"/>
    </style:style>
    <style:style style:name="P30" style:family="paragraph" style:parent-style-name="note">
      <style:text-properties officeooo:paragraph-rsid="00a27594"/>
    </style:style>
    <style:style style:name="P31" style:family="paragraph" style:parent-style-name="note">
      <style:text-properties officeooo:paragraph-rsid="00a3edc9"/>
    </style:style>
    <style:style style:name="P32" style:family="paragraph" style:parent-style-name="scpi1">
      <style:text-properties officeooo:rsid="008c6fb7" officeooo:paragraph-rsid="008c6fb7"/>
    </style:style>
    <style:style style:name="P33" style:family="paragraph" style:parent-style-name="scpi1">
      <style:text-properties officeooo:rsid="0097e157" officeooo:paragraph-rsid="0097e157"/>
    </style:style>
    <style:style style:name="P34" style:family="paragraph" style:parent-style-name="scpi3">
      <style:text-properties officeooo:rsid="00784532" officeooo:paragraph-rsid="00784532"/>
    </style:style>
    <style:style style:name="P35" style:family="paragraph" style:parent-style-name="scpi3">
      <style:text-properties officeooo:paragraph-rsid="009ecbc0"/>
    </style:style>
    <style:style style:name="P36" style:family="paragraph" style:parent-style-name="cmd_5f_code_20_Start">
      <style:text-properties officeooo:paragraph-rsid="00856596"/>
    </style:style>
    <style:style style:name="P37" style:family="paragraph" style:parent-style-name="Standard">
      <style:text-properties officeooo:rsid="0079d7fb" officeooo:paragraph-rsid="00b015f6"/>
    </style:style>
    <style:style style:name="P38" style:family="paragraph" style:parent-style-name="Standard">
      <style:paragraph-properties fo:text-align="center" style:justify-single-word="false"/>
      <style:text-properties officeooo:rsid="00a9a34b" officeooo:paragraph-rsid="0080d9c8"/>
    </style:style>
    <style:style style:name="P39" style:family="paragraph" style:parent-style-name="Standard">
      <style:text-properties fo:language="en" fo:country="US" officeooo:rsid="00899a0f" officeooo:paragraph-rsid="00899a0f"/>
    </style:style>
    <style:style style:name="P40" style:family="paragraph" style:parent-style-name="Standard">
      <style:text-properties fo:language="en" fo:country="US" officeooo:rsid="00899a0f" officeooo:paragraph-rsid="008a2920"/>
    </style:style>
    <style:style style:name="P41" style:family="paragraph" style:parent-style-name="Heading_20_2" style:master-page-name="First_20_Page">
      <style:paragraph-properties style:page-number="auto"/>
    </style:style>
    <style:style style:name="P42" style:family="paragraph" style:parent-style-name="cmd_5f_code">
      <style:text-properties style:font-name="Courier New" fo:font-size="10.5pt" officeooo:paragraph-rsid="00856596"/>
    </style:style>
    <style:style style:name="P43" style:family="paragraph" style:parent-style-name="Heading_20_3">
      <style:text-properties officeooo:rsid="0092c72f" officeooo:paragraph-rsid="0092c72f"/>
    </style:style>
    <style:style style:name="P44" style:family="paragraph" style:parent-style-name="Heading_20_3">
      <style:text-properties officeooo:rsid="00778f59" officeooo:paragraph-rsid="00778f59"/>
    </style:style>
    <style:style style:name="P45" style:family="paragraph" style:parent-style-name="Heading_20_3">
      <style:text-properties officeooo:rsid="00856596" officeooo:paragraph-rsid="00856596"/>
    </style:style>
    <style:style style:name="P46" style:family="paragraph" style:parent-style-name="Heading_20_3">
      <style:text-properties officeooo:rsid="00a27594" officeooo:paragraph-rsid="00a27594"/>
    </style:style>
    <style:style style:name="P47" style:family="paragraph" style:parent-style-name="Heading_20_3">
      <style:text-properties officeooo:rsid="00a27594" officeooo:paragraph-rsid="00a3edc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382ea"/>
    </style:style>
    <style:style style:name="T4" style:family="text">
      <style:text-properties officeooo:rsid="00778f59"/>
    </style:style>
    <style:style style:name="T5" style:family="text">
      <style:text-properties officeooo:rsid="00784532"/>
    </style:style>
    <style:style style:name="T6" style:family="text">
      <style:text-properties officeooo:rsid="0079d7fb"/>
    </style:style>
    <style:style style:name="T7" style:family="text">
      <style:text-properties officeooo:rsid="007c0a79"/>
    </style:style>
    <style:style style:name="T8" style:family="text">
      <style:text-properties officeooo:rsid="00856596"/>
    </style:style>
    <style:style style:name="T9" style:family="text">
      <style:text-properties officeooo:rsid="0085776a"/>
    </style:style>
    <style:style style:name="T10" style:family="text">
      <style:text-properties officeooo:rsid="00880009"/>
    </style:style>
    <style:style style:name="T11" style:family="text">
      <style:text-properties officeooo:rsid="008873c1"/>
    </style:style>
    <style:style style:name="T12" style:family="text">
      <style:text-properties officeooo:rsid="00917fa6"/>
    </style:style>
    <style:style style:name="T13" style:family="text">
      <style:text-properties officeooo:rsid="009ecbc0"/>
    </style:style>
    <style:style style:name="T14" style:family="text">
      <style:text-properties officeooo:rsid="00a3edc9"/>
    </style:style>
    <style:style style:name="T15" style:family="text">
      <style:text-properties officeooo:rsid="00a5eaa1"/>
    </style:style>
    <style:style style:name="T16" style:family="text">
      <style:text-properties officeooo:rsid="00b0b59e"/>
    </style:style>
    <style:style style:name="T17" style:family="text">
      <style:text-properties officeooo:rsid="00b32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459827370089341579" text:style-name="Outline">
        <text:list-item>
          <text:list>
            <text:list-item>
              <text:h text:style-name="P41" text:outline-level="2">S<text:span text:style-name="T3">ENS</text:span>e</text:h>
            </text:list-item>
          </text:list>
        </text:list-item>
      </text:list>
      <text:p text:style-name="P2">The <text:span text:style-name="T15">SENSe</text:span> commands are used 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scpi0">S<text:span text:style-name="T5">ENSe</text:span>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32">:AHOur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:RESet</text:p>
          </table:table-cell>
          <table:table-cell table:style-name="Table101.A2" office:value-type="string">
            <text:p text:style-name="P15">Resets the amp-hour <text:span text:style-name="T12">(Ah)</text:span> measurement to zero</text:p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<text:span text:style-name="T5">DC</text:span>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34"><text:a xlink:type="simple" xlink:href="#sens_curr_rang" text:style-name="Internet_20_link" text:visited-style-name="Visited_20_Internet_20_Link">RANGe[:UPPer] </text:a><text:a xlink:type="simple" xlink:href="#sens_curr_rang" text:style-name="Internet_20_link" text:visited-style-name="Visited_20_Internet_20_Link"><text:span text:style-name="T11">{</text:span></text:a><text:a xlink:type="simple" xlink:href="#sens_curr_rang" text:style-name="Internet_20_link" text:visited-style-name="Visited_20_Internet_20_Link">&lt;range&gt;</text:a><text:a xlink:type="simple" xlink:href="#sens_curr_rang" text:style-name="Internet_20_link" text:visited-style-name="Visited_20_Internet_20_Link"><text:span text:style-name="T11">}</text:span></text:a></text:p>
          </table:table-cell>
          <table:table-cell table:style-name="Table101.A2" office:value-type="string">
            <text:p text:style-name="P8">Selects a DC current measurement range</text:p>
          </table:table-cell>
        </table:table-row>
        <table:table-row>
          <table:table-cell table:style-name="Table101.A2" office:value-type="string">
            <text:p text:style-name="scpi4"><text:a xlink:type="simple" xlink:href="#sens_curr_rang_auto" text:style-name="Internet_20_link" text:visited-style-name="Visited_20_Internet_20_Link">AUTO {&lt;bool&gt;}</text:a></text:p>
          </table:table-cell>
          <table:table-cell table:style-name="Table101.A2" office:value-type="string">
            <text:p text:style-name="P8">Enables/disables seamless measurement auto ranging</text:p>
          </table:table-cell>
        </table:table-row>
        <table:table-row>
          <table:table-cell table:style-name="Table101.A2" office:value-type="string">
            <text:p text:style-name="P33">:ELOG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CURRen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[:DC]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4">:RANge[:UPPer] <text:span text:style-name="T13">{</text:span>&lt;value&gt;<text:span text:style-name="T13">}</text:span></text:p>
          </table:table-cell>
          <table:table-cell table:style-name="Table101.A2" office:value-type="string">
            <text:p text:style-name="P10">Selects the Elog current measurement range</text:p>
          </table:table-cell>
        </table:table-row>
        <table:table-row>
          <table:table-cell table:style-name="Table101.A2" office:value-type="string">
            <text:p text:style-name="scpi5">:AUTO {&lt;bool&gt;}</text:p>
          </table:table-cell>
          <table:table-cell table:style-name="Table101.A2" office:value-type="string">
            <text:p text:style-name="P11">Enables/disables Elog seamless measurement autoranging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CURRent {&lt;bool&gt;}</text:p>
          </table:table-cell>
          <table:table-cell table:style-name="Table101.A2" office:value-type="string">
            <text:p text:style-name="P9">Enables/disables current data logging</text:p>
          </table:table-cell>
        </table:table-row>
        <table:table-row>
          <table:table-cell table:style-name="Table101.A2" office:value-type="string">
            <text:p text:style-name="P35">:<text:span text:style-name="T13">VOLTage</text:span> {&lt;bool&gt;}</text:p>
          </table:table-cell>
          <table:table-cell table:style-name="Table101.A2" office:value-type="string">
            <text:p text:style-name="P9">Enables/disables voltage data logging</text:p>
          </table:table-cell>
        </table:table-row>
        <table:table-row>
          <table:table-cell table:style-name="Table101.A2" office:value-type="string">
            <text:p text:style-name="scpi2">:PERiod {&lt;time&gt;}</text:p>
          </table:table-cell>
          <table:table-cell table:style-name="Table101.A2" office:value-type="string">
            <text:p text:style-name="P9">Sets the integration time of an Elog measurement</text:p>
          </table:table-cell>
        </table:table-row>
        <table:table-row>
          <table:table-cell table:style-name="Table101.A2" office:value-type="string">
            <text:p text:style-name="scpi1">:WHOu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RESet</text:p>
          </table:table-cell>
          <table:table-cell table:style-name="Table101.A2" office:value-type="string">
            <text:p text:style-name="P7">Resets the watt-hour (Wh) measurement to zero</text:p>
          </table:table-cell>
        </table:table-row>
      </table:table>
      <text:list xml:id="list153041244808330" text:continue-numbering="true" text:style-name="Outline">
        <text:list-item>
          <text:list>
            <text:list-item>
              <text:list>
                <text:list-item>
                  <text:h text:style-name="P43" text:outline-level="3"><text:bookmark text:name="sens_aho_res"/>SENSe:AHOur:RESet</text:h>
                </text:list-item>
              </text:list>
            </text:list-item>
          </text:list>
        </text:list-item>
      </text:list>
      <text:p text:style-name="note">Not implemented yet</text:p>
      <text:list xml:id="list153041346651743" text:continue-numbering="true" text:style-name="Outline">
        <text:list-item>
          <text:list>
            <text:list-item>
              <text:list>
                <text:list-item>
                  <text:h text:style-name="P44" text:outline-level="3"><text:bookmark text:name="sens_curr_rang"/>SENSe:CURRent[:DC]:RANGe[:UPPer]</text:h>
                </text:list-item>
              </text:list>
            </text:list-item>
          </text:list>
        </text:list-item>
      </text:list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2">Syntax</text:p>
          </table:table-cell>
          <table:table-cell table:style-name="Table30.A1" table:number-columns-spanned="4" office:value-type="string">
            <text:p text:style-name="P24">SENSe:CURRent[:DC]:RANGe[:UPPer] <text:span text:style-name="T9">{&lt;range&gt;}</text:span></text:p>
            <text:p text:style-name="P25">SENSe:CURRent[:DC]:RANGe[:UPPer]?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">Description</text:p>
          </table:table-cell>
          <table:table-cell table:style-name="Table30.A1" table:number-columns-spanned="4" office:value-type="string">
            <text:p text:style-name="P37">This command selects a DC current measurement range when Power board with multiple current ranges is installed (e.g. r5B12 that can be find out with the SYSTem:CHANnel:MODel? command). The entered value must be higher than the maximum current that you expect to measure. Units are in amperes. </text:p>
            <text:p text:style-name="P20"/>
            <text:p text:style-name="P21">If selected range is lower then measured current, when load is connected, an error <text:span text:style-name="T16">-220</text:span> will be generated.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">Return</text:p>
          </table:table-cell>
          <table:table-cell table:style-name="Table30.A1" table:number-columns-spanned="4" office:value-type="string">
            <text:p text:style-name="P13">The query command returns the <text:span text:style-name="T6">maximum DC current that can be measured on the range that is presently set.</text:span></text:p>
          </table:table-cell>
          <table:covered-table-cell/>
          <table:covered-table-cell/>
          <table:covered-table-cell/>
        </table:table-row>
        <table:table-row>
          <table:table-cell table:style-name="Table30.A1" table:number-rows-spanned="2" office:value-type="string">
            <text:p text:style-name="P2">Parameters</text:p>
          </table:table-cell>
          <table:table-cell table:style-name="Table30.B4" office:value-type="string">
            <text:p text:style-name="P3">Name</text:p>
          </table:table-cell>
          <table:table-cell table:style-name="Table30.B4" office:value-type="string">
            <text:p text:style-name="P3">Type</text:p>
          </table:table-cell>
          <table:table-cell table:style-name="Table30.B4" office:value-type="string">
            <text:p text:style-name="P3">Range</text:p>
          </table:table-cell>
          <table:table-cell table:style-name="Table30.B4" office:value-type="string">
            <text:p text:style-name="P3">Default</text:p>
          </table:table-cell>
        </table:table-row>
        <table:table-row>
          <table:covered-table-cell/>
          <table:table-cell table:style-name="Table30.A1" office:value-type="string">
            <text:p text:style-name="Standard">&lt;<text:span text:style-name="T4">range</text:span>&gt;</text:p>
          </table:table-cell>
          <table:table-cell table:style-name="Table30.A1" office:value-type="string">
            <text:p text:style-name="P12">Numeric (NR2), discrete</text:p>
          </table:table-cell>
          <table:table-cell table:style-name="Table30.A1" office:value-type="string">
            <text:p text:style-name="P1">0.<text:span text:style-name="T7">5, 5,</text:span> MIN|MAX</text:p>
          </table:table-cell>
          <table:table-cell table:style-name="Table30.A1" office:value-type="string">
            <text:p text:style-name="P38">MAX</text:p>
          </table:table-cell>
        </table:table-row>
        <table:table-row>
          <table:table-cell table:style-name="Table30.A1" office:value-type="string">
            <text:p text:style-name="P22"><text:span text:style-name="T1">Usage</text:span><text:span text:style-name="T2"> </text:span><text:span text:style-name="T1">example</text:span></text:p>
          </table:table-cell>
          <table:table-cell table:style-name="Table30.A1" table:number-columns-spanned="4" office:value-type="string">
            <text:p text:style-name="cmd_5f_code">SENS:CURR:RANG?</text:p>
            <text:p text:style-name="cmd_5f_code_20_Start">0.5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2">Errors</text:p>
          </table:table-cell>
          <table:table-cell table:style-name="Table30.A1" table:number-columns-spanned="4" office:value-type="string">
            <text:p text:style-name="P28">-220,"Cannot set range"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2">Related Commands</text:p>
          </table:table-cell>
          <table:table-cell table:style-name="Table30.A1" table:number-columns-spanned="4" office:value-type="string">
            <text:p text:style-name="P6">SENSe:CURRent[:DC]:RANGe:AUTO</text:p>
            <text:p text:style-name="P39">SYSTem:CHANnel:MODel?</text:p>
          </table:table-cell>
          <table:covered-table-cell/>
          <table:covered-table-cell/>
          <table:covered-table-cell/>
        </table:table-row>
      </table:table>
      <text:list xml:id="list153039637588859" text:continue-numbering="true" text:style-name="Outline">
        <text:list-item>
          <text:list>
            <text:list-item>
              <text:list>
                <text:list-item>
                  <text:h text:style-name="P45" text:outline-level="3"><text:bookmark text:name="sens_curr_rang_auto"/><text:soft-page-break/>SENSe:CURRent[:DC]:RANGe:AUTO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Syntax</text:p>
          </table:table-cell>
          <table:table-cell table:style-name="Table1.A1" table:number-columns-spanned="4" office:value-type="string">
            <text:p text:style-name="P26"><text:span text:style-name="T8">SENSe:CURRent[:DC]:RANGe:AUTO</text:span> <text:span text:style-name="T9">{&lt;bool&gt;}</text:span></text:p>
            <text:p text:style-name="P26"><text:span text:style-name="T8">SENSe:CURRent[:DC]:RANGe:AUTO</text:span>?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Description</text:p>
          </table:table-cell>
          <table:table-cell table:style-name="Table1.A1" table:number-columns-spanned="4" office:value-type="string">
            <text:p text:style-name="P19">This command enables/disables current measurement autoranging. Autoranging provides seamless measurement ranging, which results in a wide dynamic range with no data being lost across ranges.</text:p>
            <text:p text:style-name="P16"/>
            <text:p text:style-name="P18">When enabled, this command overrides the SENSe:CURRent[:DC]:RANGe setting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Return</text:p>
          </table:table-cell>
          <table:table-cell table:style-name="Table1.A1" table:number-columns-spanned="4" office:value-type="string">
            <text:p text:style-name="P17">The query command returns 0 if current measurement autoranging is OFF, and 1 if current measurement autoranging is ON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5">Parameters</text:p>
          </table:table-cell>
          <table:table-cell table:style-name="Table1.B4" office:value-type="string">
            <text:p text:style-name="P4">Name</text:p>
          </table:table-cell>
          <table:table-cell table:style-name="Table1.B4" office:value-type="string">
            <text:p text:style-name="P4">Type</text:p>
          </table:table-cell>
          <table:table-cell table:style-name="Table1.B4" office:value-type="string">
            <text:p text:style-name="P4">Range</text:p>
          </table:table-cell>
          <table:table-cell table:style-name="Table1.B4" office:value-type="string">
            <text:p text:style-name="P4">Default</text:p>
          </table:table-cell>
        </table:table-row>
        <table:table-row>
          <table:covered-table-cell/>
          <table:table-cell table:style-name="Table1.A1" office:value-type="string">
            <text:p text:style-name="P14">&lt;<text:span text:style-name="T9">bool</text:span>&gt;</text:p>
          </table:table-cell>
          <table:table-cell table:style-name="Table1.A1" office:value-type="string">
            <text:p text:style-name="P12">Discrete</text:p>
          </table:table-cell>
          <table:table-cell table:style-name="Table1.A1" office:value-type="string">
            <text:p text:style-name="P12">ON|OFF|0|1</text:p>
          </table:table-cell>
          <table:table-cell table:style-name="Table1.A1" office:value-type="string">
            <text:p text:style-name="P12">O<text:span text:style-name="T17">FF</text:span></text:p>
          </table:table-cell>
        </table:table-row>
        <table:table-row>
          <table:table-cell table:style-name="Table1.A1" office:value-type="string">
            <text:p text:style-name="P23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P27">SENS:CURR:RANG?</text:p>
            <text:p text:style-name="P36">0.5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3">Errors</text:p>
          </table:table-cell>
          <table:table-cell table:style-name="Table1.A1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3">Related Commands</text:p>
          </table:table-cell>
          <table:table-cell table:style-name="Table1.A1" table:number-columns-spanned="4" office:value-type="string">
            <text:p text:style-name="P6">SENSe:CURRent[:DC]:RANGe</text:p>
            <text:p text:style-name="P40">SYSTem:CHANnel:MODel?</text:p>
          </table:table-cell>
          <table:covered-table-cell/>
          <table:covered-table-cell/>
          <table:covered-table-cell/>
        </table:table-row>
      </table:table>
      <text:list xml:id="list153040700841057" text:continue-numbering="true" text:style-name="Outline">
        <text:list-item>
          <text:list>
            <text:list-item>
              <text:list>
                <text:list-item>
                  <text:h text:style-name="P46" text:outline-level="3">SENSe:ELOG[:DC]:RANGe[:UPPer]</text:h>
                </text:list-item>
              </text:list>
            </text:list-item>
          </text:list>
        </text:list-item>
      </text:list>
      <text:p text:style-name="P30">Not implemented yet</text:p>
      <text:list xml:id="list153039403242312" text:continue-numbering="true" text:style-name="Outline">
        <text:list-item>
          <text:list>
            <text:list-item>
              <text:list>
                <text:list-item>
                  <text:h text:style-name="P46" text:outline-level="3">SENSe:ELOG[:DC]:RANGe:AUTO</text:h>
                </text:list-item>
              </text:list>
            </text:list-item>
          </text:list>
        </text:list-item>
      </text:list>
      <text:p text:style-name="P30">Not implemented yet</text:p>
      <text:list xml:id="list153040768104322" text:continue-numbering="true" text:style-name="Outline">
        <text:list-item>
          <text:list>
            <text:list-item>
              <text:list>
                <text:list-item>
                  <text:h text:style-name="P47" text:outline-level="3">SENSe:ELOG:<text:span text:style-name="T14">FUNCtion:CURRent</text:span></text:h>
                </text:list-item>
              </text:list>
            </text:list-item>
          </text:list>
        </text:list-item>
      </text:list>
      <text:p text:style-name="P31">Not implemented yet</text:p>
      <text:list xml:id="list153039578882691" text:continue-numbering="true" text:style-name="Outline">
        <text:list-item>
          <text:list>
            <text:list-item>
              <text:list>
                <text:list-item>
                  <text:h text:style-name="P47" text:outline-level="3">SENSe:ELOG:<text:span text:style-name="T14">FUNCtion:VOLTage</text:span></text:h>
                </text:list-item>
              </text:list>
            </text:list-item>
          </text:list>
        </text:list-item>
      </text:list>
      <text:p text:style-name="P31">Not implemented yet</text:p>
      <text:list xml:id="list153040158464151" text:continue-numbering="true" text:style-name="Outline">
        <text:list-item>
          <text:list>
            <text:list-item>
              <text:list>
                <text:list-item>
                  <text:h text:style-name="P47" text:outline-level="3">SENSe:ELOG:<text:span text:style-name="T14">PERiod</text:span></text:h>
                </text:list-item>
              </text:list>
            </text:list-item>
          </text:list>
        </text:list-item>
      </text:list>
      <text:p text:style-name="P31">Not implemented yet</text:p>
      <text:list xml:id="list153040514815527" text:continue-numbering="true" text:style-name="Outline">
        <text:list-item>
          <text:list>
            <text:list-item>
              <text:list>
                <text:list-item>
                  <text:h text:style-name="P43" text:outline-level="3"><text:bookmark text:name="sens_who_res"/>SENSe:WHOur:RESet</text:h>
                </text:list-item>
              </text:list>
            </text:list-item>
          </text:list>
        </text:list-item>
      </text:list>
      <text:p text:style-name="P29">Not implemented y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1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11. SENS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5.11. SENSe</dc:title>
    <meta:document-statistic meta:table-count="3" meta:image-count="0" meta:object-count="0" meta:page-count="2" meta:paragraph-count="101" meta:word-count="323" meta:character-count="2517" meta:non-whitespace-character-count="2301"/>
    <meta:user-defined meta:name="WebPublish_Post_AdditionalCategories">9</meta:user-defined>
    <meta:user-defined meta:name="WebPublish_Post_PrimaryCategory">8</meta:user-defined>
    <meta:user-defined meta:name="WebPublish_Post_Profile">EEZ</meta:user-defined>
    <meta:user-defined meta:name="WebPublish_Post_PublishOption">Publish now</meta:user-defined>
  </office:meta>
</office:document-meta>
</file>